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48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>
            <text:p>Fitness Run 1</text:p>
          </table:table-cell>
          <table:table-cell office:value-type="string">
            <text:p>Fitness Run 2</text:p>
          </table:table-cell>
          <table:table-cell office:value-type="string">
            <text:p>Fitness Run 3</text:p>
          </table:table-cell>
          <table:table-cell office:value-type="string">
            <text:p>Fitness Run 4</text:p>
          </table:table-cell>
          <table:table-cell office:value-type="string">
            <text:p>Fitness Run 5</text:p>
          </table:table-cell>
          <table:table-cell office:value-type="string">
            <text:p>Fitness Run 6</text:p>
          </table:table-cell>
          <table:table-cell office:value-type="string">
            <text:p><text:s/></text:p>
          </table:table-cell>
          <table:table-cell table:style-name="ce1" office:value-type="string">
            <text:p>Values in Rand ( R )</text:p>
          </table:table-cell>
          <table:table-cell table:style-name="ce1" office:value-type="string">
            <text:p>Maximum</text:p>
          </table:table-cell>
          <table:table-cell table:style-name="ce1" office:value-type="string">
            <text:p>Minimum</text:p>
          </table:table-cell>
          <table:table-cell table:style-name="ce1" office:value-type="string">
            <text:p>Aver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665.62">
            <text:p>36665.62</text:p>
          </table:table-cell>
          <table:table-cell office:value-type="float" office:value="156.61">
            <text:p>156.61</text:p>
          </table:table-cell>
          <table:table-cell office:value-type="float" office:value="3425.76">
            <text:p>3425.76</text:p>
          </table:table-cell>
          <table:table-cell office:value-type="float" office:value="14632.82">
            <text:p>14632.82</text:p>
          </table:table-cell>
          <table:table-cell office:value-type="float" office:value="10214.08">
            <text:p>10214.08</text:p>
          </table:table-cell>
          <table:table-cell office:value-type="float" office:value="37892.69">
            <text:p>37892.69</text:p>
          </table:table-cell>
          <table:table-cell/>
          <table:table-cell table:style-name="ce1" office:value-type="string">
            <text:p>Optimised Fitness Values</text:p>
          </table:table-cell>
          <table:table-cell table:style-name="ce2" table:formula="of:=MAX([.B44:.G44])" office:value-type="float" office:value="868488.9">
            <text:p>868488.9</text:p>
          </table:table-cell>
          <table:table-cell table:style-name="ce2" table:formula="of:=MIN([.B44:.G44])" office:value-type="float" office:value="84231.69">
            <text:p>84231.69</text:p>
          </table:table-cell>
          <table:table-cell table:style-name="ce2" table:formula="of:=ROUND(AVERAGE([.B44:.G44]);2)" office:value-type="float" office:value="446505.98">
            <text:p>446505.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638.54">
            <text:p>57638.54</text:p>
          </table:table-cell>
          <table:table-cell office:value-type="float" office:value="171.01">
            <text:p>171.01</text:p>
          </table:table-cell>
          <table:table-cell office:value-type="float" office:value="34233.78">
            <text:p>34233.78</text:p>
          </table:table-cell>
          <table:table-cell office:value-type="float" office:value="17150.82">
            <text:p>17150.82</text:p>
          </table:table-cell>
          <table:table-cell office:value-type="float" office:value="68291.08">
            <text:p>68291.08</text:p>
          </table:table-cell>
          <table:table-cell office:value-type="float" office:value="64900.32">
            <text:p>64900.32</text:p>
          </table:table-cell>
          <table:table-cell/>
          <table:table-cell table:style-name="ce1" office:value-type="string">
            <text:p>Starting Fitness Values</text:p>
          </table:table-cell>
          <table:table-cell table:style-name="ce2" table:formula="of:=MAX([.B45:.G45])" office:value-type="float" office:value="37892.69">
            <text:p>37892.69</text:p>
          </table:table-cell>
          <table:table-cell table:style-name="ce2" table:formula="of:=MIN([.B45:.G45])" office:value-type="float" office:value="156.61">
            <text:p>156.61</text:p>
          </table:table-cell>
          <table:table-cell table:style-name="ce2" table:formula="of:=ROUND(AVERAGE([.B45:.G45]);2)" office:value-type="float" office:value="17164.6">
            <text:p>17164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760.1">
            <text:p>57760.1</text:p>
          </table:table-cell>
          <table:table-cell office:value-type="float" office:value="1658.52">
            <text:p>1658.52</text:p>
          </table:table-cell>
          <table:table-cell office:value-type="float" office:value="34239.62">
            <text:p>34239.62</text:p>
          </table:table-cell>
          <table:table-cell office:value-type="float" office:value="17967.42">
            <text:p>17967.42</text:p>
          </table:table-cell>
          <table:table-cell office:value-type="float" office:value="70465.87">
            <text:p>70465.87</text:p>
          </table:table-cell>
          <table:table-cell office:value-type="float" office:value="65645.47">
            <text:p>65645.4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0341.63">
            <text:p>80341.63</text:p>
          </table:table-cell>
          <table:table-cell office:value-type="float" office:value="1818.77">
            <text:p>1818.77</text:p>
          </table:table-cell>
          <table:table-cell office:value-type="float" office:value="35314.25">
            <text:p>35314.25</text:p>
          </table:table-cell>
          <table:table-cell office:value-type="float" office:value="21940.76">
            <text:p>21940.76</text:p>
          </table:table-cell>
          <table:table-cell office:value-type="float" office:value="70895.22">
            <text:p>70895.22</text:p>
          </table:table-cell>
          <table:table-cell office:value-type="float" office:value="69143.14">
            <text:p>69143.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499.21">
            <text:p>80499.21</text:p>
          </table:table-cell>
          <table:table-cell office:value-type="float" office:value="2351.13">
            <text:p>2351.13</text:p>
          </table:table-cell>
          <table:table-cell office:value-type="float" office:value="43513.3">
            <text:p>43513.3</text:p>
          </table:table-cell>
          <table:table-cell office:value-type="float" office:value="22698.4">
            <text:p>22698.4</text:p>
          </table:table-cell>
          <table:table-cell office:value-type="float" office:value="87354.08">
            <text:p>87354.08</text:p>
          </table:table-cell>
          <table:table-cell office:value-type="float" office:value="70351.33">
            <text:p>70351.33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8454.88">
            <text:p>108454.88</text:p>
          </table:table-cell>
          <table:table-cell office:value-type="float" office:value="5353.71">
            <text:p>5353.71</text:p>
          </table:table-cell>
          <table:table-cell office:value-type="float" office:value="45104.8">
            <text:p>45104.8</text:p>
          </table:table-cell>
          <table:table-cell office:value-type="float" office:value="23506.19">
            <text:p>23506.19</text:p>
          </table:table-cell>
          <table:table-cell office:value-type="float" office:value="87787.78">
            <text:p>87787.78</text:p>
          </table:table-cell>
          <table:table-cell office:value-type="float" office:value="78225.74">
            <text:p>78225.74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9237.85">
            <text:p>139237.85</text:p>
          </table:table-cell>
          <table:table-cell office:value-type="float" office:value="43027.43">
            <text:p>43027.43</text:p>
          </table:table-cell>
          <table:table-cell office:value-type="float" office:value="57089.82">
            <text:p>57089.82</text:p>
          </table:table-cell>
          <table:table-cell office:value-type="float" office:value="24649.42">
            <text:p>24649.42</text:p>
          </table:table-cell>
          <table:table-cell office:value-type="float" office:value="88293.92">
            <text:p>88293.92</text:p>
          </table:table-cell>
          <table:table-cell office:value-type="float" office:value="79417.3">
            <text:p>79417.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549.49">
            <text:p>142549.49</text:p>
          </table:table-cell>
          <table:table-cell office:value-type="float" office:value="43310.69">
            <text:p>43310.69</text:p>
          </table:table-cell>
          <table:table-cell office:value-type="float" office:value="57970.76">
            <text:p>57970.76</text:p>
          </table:table-cell>
          <table:table-cell office:value-type="float" office:value="24749.12">
            <text:p>24749.12</text:p>
          </table:table-cell>
          <table:table-cell office:value-type="float" office:value="88317.92">
            <text:p>88317.92</text:p>
          </table:table-cell>
          <table:table-cell office:value-type="float" office:value="81378.11">
            <text:p>81378.11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0535.04">
            <text:p>150535.04</text:p>
          </table:table-cell>
          <table:table-cell office:value-type="float" office:value="60840.46">
            <text:p>60840.46</text:p>
          </table:table-cell>
          <table:table-cell office:value-type="float" office:value="60493.81">
            <text:p>60493.81</text:p>
          </table:table-cell>
          <table:table-cell office:value-type="float" office:value="25905.37">
            <text:p>25905.37</text:p>
          </table:table-cell>
          <table:table-cell office:value-type="float" office:value="88447.47">
            <text:p>88447.47</text:p>
          </table:table-cell>
          <table:table-cell office:value-type="float" office:value="82290.1">
            <text:p>82290.1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1647.49">
            <text:p>151647.49</text:p>
          </table:table-cell>
          <table:table-cell office:value-type="float" office:value="67040.17">
            <text:p>67040.17</text:p>
          </table:table-cell>
          <table:table-cell office:value-type="float" office:value="61214.02">
            <text:p>61214.02</text:p>
          </table:table-cell>
          <table:table-cell office:value-type="float" office:value="108637.16">
            <text:p>108637.16</text:p>
          </table:table-cell>
          <table:table-cell office:value-type="float" office:value="100368.76">
            <text:p>100368.76</text:p>
          </table:table-cell>
          <table:table-cell office:value-type="float" office:value="82560.02">
            <text:p>82560.02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8690.45">
            <text:p>158690.45</text:p>
          </table:table-cell>
          <table:table-cell office:value-type="float" office:value="68348.73">
            <text:p>68348.73</text:p>
          </table:table-cell>
          <table:table-cell office:value-type="float" office:value="68174.08">
            <text:p>68174.08</text:p>
          </table:table-cell>
          <table:table-cell office:value-type="float" office:value="112704.79">
            <text:p>112704.79</text:p>
          </table:table-cell>
          <table:table-cell office:value-type="float" office:value="579269.3">
            <text:p>579269.3</text:p>
          </table:table-cell>
          <table:table-cell office:value-type="float" office:value="83625.94">
            <text:p>83625.94</text:p>
          </table:table-cell>
          <table:table-cell>
            <draw:frame table:end-cell-address="Sheet1.N32" table:end-x="0.346cm" table:end-y="0.242cm" draw:z-index="0" draw:style-name="gr1" draw:text-style-name="P1" svg:width="15.999cm" svg:height="8.999cm" svg:x="0.101cm" svg:y="0.1cm">
              <draw:object draw:notify-on-update-of-ranges="Sheet1.B1:Sheet1.B1 Sheet1.B2:Sheet1.B42 Sheet1.C1:Sheet1.C1 Sheet1.C2:Sheet1.C42 Sheet1.D1:Sheet1.D1 Sheet1.D2:Sheet1.D42 Sheet1.E1:Sheet1.E1 Sheet1.E2:Sheet1.E42 Sheet1.F1:Sheet1.F1 Sheet1.F2:Sheet1.F42 Sheet1.G1:Sheet1.G1 Sheet1.G2:Sheet1.G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0957.62">
            <text:p>160957.62</text:p>
          </table:table-cell>
          <table:table-cell office:value-type="float" office:value="76178.57">
            <text:p>76178.57</text:p>
          </table:table-cell>
          <table:table-cell office:value-type="float" office:value="69041.56">
            <text:p>69041.56</text:p>
          </table:table-cell>
          <table:table-cell office:value-type="float" office:value="191599.91">
            <text:p>191599.91</text:p>
          </table:table-cell>
          <table:table-cell office:value-type="float" office:value="594360.84">
            <text:p>594360.84</text:p>
          </table:table-cell>
          <table:table-cell office:value-type="float" office:value="100299.81">
            <text:p>100299.8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4463.84">
            <text:p>804463.84</text:p>
          </table:table-cell>
          <table:table-cell office:value-type="float" office:value="77449.55">
            <text:p>77449.55</text:p>
          </table:table-cell>
          <table:table-cell office:value-type="float" office:value="69097.02">
            <text:p>69097.02</text:p>
          </table:table-cell>
          <table:table-cell office:value-type="float" office:value="197232.23">
            <text:p>197232.23</text:p>
          </table:table-cell>
          <table:table-cell office:value-type="float" office:value="596491.3">
            <text:p>596491.3</text:p>
          </table:table-cell>
          <table:table-cell office:value-type="float" office:value="100305.28">
            <text:p>100305.28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5344.04">
            <text:p>815344.04</text:p>
          </table:table-cell>
          <table:table-cell office:value-type="float" office:value="82130.42">
            <text:p>82130.42</text:p>
          </table:table-cell>
          <table:table-cell office:value-type="float" office:value="69130.61">
            <text:p>69130.61</text:p>
          </table:table-cell>
          <table:table-cell office:value-type="float" office:value="295043.52">
            <text:p>295043.52</text:p>
          </table:table-cell>
          <table:table-cell office:value-type="float" office:value="668809.9">
            <text:p>668809.9</text:p>
          </table:table-cell>
          <table:table-cell office:value-type="float" office:value="338826.35">
            <text:p>338826.3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5879.06">
            <text:p>815879.06</text:p>
          </table:table-cell>
          <table:table-cell office:value-type="float" office:value="82749.23">
            <text:p>82749.23</text:p>
          </table:table-cell>
          <table:table-cell office:value-type="float" office:value="72400.99">
            <text:p>72400.99</text:p>
          </table:table-cell>
          <table:table-cell office:value-type="float" office:value="297899.76">
            <text:p>297899.76</text:p>
          </table:table-cell>
          <table:table-cell office:value-type="float" office:value="671451.2">
            <text:p>671451.2</text:p>
          </table:table-cell>
          <table:table-cell office:value-type="float" office:value="339117.8">
            <text:p>339117.8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9054.96">
            <text:p>849054.96</text:p>
          </table:table-cell>
          <table:table-cell office:value-type="float" office:value="82903.92">
            <text:p>82903.92</text:p>
          </table:table-cell>
          <table:table-cell office:value-type="float" office:value="73801.72">
            <text:p>73801.72</text:p>
          </table:table-cell>
          <table:table-cell office:value-type="float" office:value="299180.46">
            <text:p>299180.46</text:p>
          </table:table-cell>
          <table:table-cell office:value-type="float" office:value="783365.25">
            <text:p>783365.25</text:p>
          </table:table-cell>
          <table:table-cell office:value-type="float" office:value="339830.9">
            <text:p>339830.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5793.86">
            <text:p>855793.86</text:p>
          </table:table-cell>
          <table:table-cell office:value-type="float" office:value="82985.6">
            <text:p>82985.6</text:p>
          </table:table-cell>
          <table:table-cell office:value-type="float" office:value="76137.97">
            <text:p>76137.97</text:p>
          </table:table-cell>
          <table:table-cell office:value-type="float" office:value="300427.86">
            <text:p>300427.86</text:p>
          </table:table-cell>
          <table:table-cell office:value-type="float" office:value="784694.94">
            <text:p>784694.94</text:p>
          </table:table-cell>
          <table:table-cell office:value-type="float" office:value="340170.89">
            <text:p>340170.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64080.13">
            <text:p>864080.13</text:p>
          </table:table-cell>
          <table:table-cell office:value-type="float" office:value="83347.81">
            <text:p>83347.81</text:p>
          </table:table-cell>
          <table:table-cell office:value-type="float" office:value="76959.44">
            <text:p>76959.44</text:p>
          </table:table-cell>
          <table:table-cell office:value-type="float" office:value="301144.89">
            <text:p>301144.89</text:p>
          </table:table-cell>
          <table:table-cell office:value-type="float" office:value="784951.71">
            <text:p>784951.71</text:p>
          </table:table-cell>
          <table:table-cell office:value-type="float" office:value="340634.45">
            <text:p>340634.45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65719.43">
            <text:p>865719.43</text:p>
          </table:table-cell>
          <table:table-cell office:value-type="float" office:value="83578.6">
            <text:p>83578.6</text:p>
          </table:table-cell>
          <table:table-cell office:value-type="float" office:value="77049.75">
            <text:p>77049.75</text:p>
          </table:table-cell>
          <table:table-cell office:value-type="float" office:value="301350.43">
            <text:p>301350.43</text:p>
          </table:table-cell>
          <table:table-cell office:value-type="float" office:value="784955.38">
            <text:p>784955.38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67221.73">
            <text:p>867221.73</text:p>
          </table:table-cell>
          <table:table-cell office:value-type="float" office:value="83756.68">
            <text:p>83756.68</text:p>
          </table:table-cell>
          <table:table-cell office:value-type="float" office:value="78163.54">
            <text:p>78163.54</text:p>
          </table:table-cell>
          <table:table-cell office:value-type="float" office:value="301991.28">
            <text:p>301991.28</text:p>
          </table:table-cell>
          <table:table-cell office:value-type="float" office:value="786573.76">
            <text:p>786573.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68488.9">
            <text:p>868488.9</text:p>
          </table:table-cell>
          <table:table-cell office:value-type="float" office:value="83933.92">
            <text:p>83933.92</text:p>
          </table:table-cell>
          <table:table-cell office:value-type="float" office:value="87223.32">
            <text:p>87223.32</text:p>
          </table:table-cell>
          <table:table-cell office:value-type="float" office:value="307094.01">
            <text:p>307094.01</text:p>
          </table:table-cell>
          <table:table-cell office:value-type="float" office:value="790813.83">
            <text:p>790813.83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84186.87">
            <text:p>84186.87</text:p>
          </table:table-cell>
          <table:table-cell office:value-type="float" office:value="87366.47">
            <text:p>87366.47</text:p>
          </table:table-cell>
          <table:table-cell office:value-type="float" office:value="308555.18">
            <text:p>308555.18</text:p>
          </table:table-cell>
          <table:table-cell office:value-type="float" office:value="791371.1">
            <text:p>791371.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84231.69">
            <text:p>84231.69</text:p>
          </table:table-cell>
          <table:table-cell office:value-type="float" office:value="88033.69">
            <text:p>88033.69</text:p>
          </table:table-cell>
          <table:table-cell office:value-type="float" office:value="308702.41">
            <text:p>308702.41</text:p>
          </table:table-cell>
          <table:table-cell office:value-type="float" office:value="804061.1">
            <text:p>804061.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float" office:value="97449.15">
            <text:p>97449.15</text:p>
          </table:table-cell>
          <table:table-cell office:value-type="float" office:value="308754.01">
            <text:p>308754.01</text:p>
          </table:table-cell>
          <table:table-cell office:value-type="float" office:value="807516.65">
            <text:p>807516.6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float" office:value="98342.1">
            <text:p>98342.1</text:p>
          </table:table-cell>
          <table:table-cell office:value-type="float" office:value="324010.11">
            <text:p>324010.11</text:p>
          </table:table-cell>
          <table:table-cell office:value-type="float" office:value="810750.88">
            <text:p>810750.88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float" office:value="169978.2">
            <text:p>169978.2</text:p>
          </table:table-cell>
          <table:table-cell office:value-type="float" office:value="324332.31">
            <text:p>324332.31</text:p>
          </table:table-cell>
          <table:table-cell office:value-type="float" office:value="811268.05">
            <text:p>811268.05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float" office:value="175182.45">
            <text:p>175182.45</text:p>
          </table:table-cell>
          <table:table-cell office:value-type="float" office:value="325006.42">
            <text:p>325006.42</text:p>
          </table:table-cell>
          <table:table-cell office:value-type="float" office:value="811268.61">
            <text:p>811268.6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float" office:value="175710.37">
            <text:p>175710.37</text:p>
          </table:table-cell>
          <table:table-cell office:value-type="float" office:value="326640.25">
            <text:p>326640.25</text:p>
          </table:table-cell>
          <table:table-cell office:value-type="float" office:value="811549.27">
            <text:p>811549.27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float" office:value="175799.42">
            <text:p>175799.42</text:p>
          </table:table-cell>
          <table:table-cell office:value-type="float" office:value="327137.54">
            <text:p>327137.54</text:p>
          </table:table-cell>
          <table:table-cell office:value-type="float" office:value="812996.22">
            <text:p>812996.22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float" office:value="176919.55">
            <text:p>176919.55</text:p>
          </table:table-cell>
          <table:table-cell office:value-type="float" office:value="327254.99">
            <text:p>327254.99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float" office:value="225688.04">
            <text:p>225688.04</text:p>
          </table:table-cell>
          <table:table-cell office:value-type="float" office:value="327534">
            <text:p>327534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float" office:value="228757.03">
            <text:p>228757.03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float" office:value="230173.29">
            <text:p>230173.29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float" office:value="230600.29">
            <text:p>230600.29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float" office:value="230805.54">
            <text:p>230805.54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float" office:value="232029.33">
            <text:p>232029.33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number-columns-repeated="2"/>
          <table:table-cell office:value-type="float" office:value="239280.18">
            <text:p>239280.18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office:value-type="float" office:value="242267.64">
            <text:p>242267.64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office:value-type="float" office:value="244436.17">
            <text:p>244436.17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  <table:table-cell office:value-type="float" office:value="244436.6">
            <text:p>244436.6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  <table:table-cell office:value-type="float" office:value="245150.63">
            <text:p>245150.6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AX</text:p>
          </table:table-cell>
          <table:table-cell table:formula="of:=MAX([.B2:.B42])" office:value-type="float" office:value="868488.9">
            <text:p>868488.9</text:p>
          </table:table-cell>
          <table:table-cell table:formula="of:=MAX([.C2:.C42])" office:value-type="float" office:value="84231.69">
            <text:p>84231.69</text:p>
          </table:table-cell>
          <table:table-cell table:formula="of:=MAX([.D2:.D42])" office:value-type="float" office:value="245150.63">
            <text:p>245150.63</text:p>
          </table:table-cell>
          <table:table-cell table:formula="of:=MAX([.E2:.E42])" office:value-type="float" office:value="327534">
            <text:p>327534</text:p>
          </table:table-cell>
          <table:table-cell table:formula="of:=MAX([.F2:.F42])" office:value-type="float" office:value="812996.22">
            <text:p>812996.22</text:p>
          </table:table-cell>
          <table:table-cell table:formula="of:=MAX([.G2:.G42])" office:value-type="float" office:value="340634.45">
            <text:p>340634.45</text:p>
          </table:table-cell>
          <table:table-cell table:number-columns-repeated="5"/>
        </table:table-row>
        <table:table-row table:style-name="ro1">
          <table:table-cell office:value-type="string">
            <text:p>MIN</text:p>
          </table:table-cell>
          <table:table-cell table:formula="of:=MIN([.B2:.B42])" office:value-type="float" office:value="36665.62">
            <text:p>36665.62</text:p>
          </table:table-cell>
          <table:table-cell table:formula="of:=MIN([.C2:.C42])" office:value-type="float" office:value="156.61">
            <text:p>156.61</text:p>
          </table:table-cell>
          <table:table-cell table:formula="of:=MIN([.D2:.D42])" office:value-type="float" office:value="3425.76">
            <text:p>3425.76</text:p>
          </table:table-cell>
          <table:table-cell table:formula="of:=MIN([.E2:.E42])" office:value-type="float" office:value="14632.82">
            <text:p>14632.82</text:p>
          </table:table-cell>
          <table:table-cell table:formula="of:=MIN([.F2:.F42])" office:value-type="float" office:value="10214.08">
            <text:p>10214.08</text:p>
          </table:table-cell>
          <table:table-cell table:formula="of:=MIN([.G2:.G42])" office:value-type="float" office:value="37892.69">
            <text:p>37892.69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2015/05/04</text:date>, <text:time>05:3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4T05:37:07</dc:date>
    <dc:creator>Werner Mostert</dc:creator>
    <meta:document-statistic meta:table-count="1" meta:cell-count="237" meta:object-count="1"/>
    <meta:generator>OpenOffice/4.0.1$Unix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96cm" svg:y="0.316cm" chart:style-name="ch2">
          <text:p>gfi.dat</text:p>
        </chart:title>
        <chart:subtitle svg:x="4.437cm" svg:y="1.297cm" chart:style-name="ch3">
          <text:p>Fitness Values obtained via Hill Climbing</text:p>
        </chart:subtitle>
        <chart:legend chart:legend-position="end" svg:x="12.475cm" svg:y="2.905cm" style:legend-expansion="high" chart:style-name="ch4"/>
        <chart:plot-area chart:style-name="ch5" table:cell-range-address="Sheet1.B1:Sheet1.G42" chart:data-source-has-labels="row" svg:x="1.292cm" svg:y="2.332cm" svg:width="10.543cm" svg:height="5.546cm">
          <chartooo:coordinate-region svg:x="2.923cm" svg:y="2.54cm" svg:width="8.717cm" svg:height="4.259cm"/>
          <chart:axis chart:dimension="x" chart:name="primary-x" chart:style-name="ch6">
            <chart:title svg:x="5.926cm" svg:y="8.059cm" chart:style-name="ch7">
              <text:p>Iteration</text:p>
            </chart:title>
          </chart:axis>
          <chart:axis chart:dimension="y" chart:name="primary-y" chart:style-name="ch6">
            <chart:title svg:x="0.451cm" svg:y="5.673cm" chart:style-name="ch8">
              <text:p>Fitness</text:p>
            </chart:title>
            <chart:grid chart:style-name="ch9" chart:class="major"/>
          </chart:axis>
          <chart:series chart:style-name="ch10" chart:values-cell-range-address="Sheet1.B2:Sheet1.B42" chart:label-cell-address="Sheet1.B1:Sheet1.B1" chart:class="chart:line">
            <chart:data-point chart:repeated="41"/>
          </chart:series>
          <chart:series chart:style-name="ch11" chart:values-cell-range-address="Sheet1.C2:Sheet1.C42" chart:label-cell-address="Sheet1.C1:Sheet1.C1" chart:class="chart:line">
            <chart:data-point chart:repeated="41"/>
          </chart:series>
          <chart:series chart:style-name="ch12" chart:values-cell-range-address="Sheet1.D2:Sheet1.D42" chart:label-cell-address="Sheet1.D1:Sheet1.D1" chart:class="chart:line">
            <chart:data-point chart:repeated="41"/>
          </chart:series>
          <chart:series chart:style-name="ch13" chart:values-cell-range-address="Sheet1.E2:Sheet1.E42" chart:label-cell-address="Sheet1.E1:Sheet1.E1" chart:class="chart:line">
            <chart:data-point chart:repeated="41"/>
          </chart:series>
          <chart:series chart:style-name="ch14" chart:values-cell-range-address="Sheet1.F2:Sheet1.F42" chart:label-cell-address="Sheet1.F1:Sheet1.F1" chart:class="chart:line">
            <chart:data-point chart:repeated="41"/>
          </chart:series>
          <chart:series chart:style-name="ch15" chart:values-cell-range-address="Sheet1.G2:Sheet1.G42" chart:label-cell-address="Sheet1.G1:Sheet1.G1" chart:class="chart:line">
            <chart:data-point chart:repeated="4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 Run 1</text:p>
                <draw:g>
                  <svg:desc>Sheet1.B1:Sheet1.B1</svg:desc>
                </draw:g>
              </table:table-cell>
              <table:table-cell office:value-type="string">
                <text:p>Fitness Run 2</text:p>
                <draw:g>
                  <svg:desc>Sheet1.C1:Sheet1.C1</svg:desc>
                </draw:g>
              </table:table-cell>
              <table:table-cell office:value-type="string">
                <text:p>Fitness Run 3</text:p>
                <draw:g>
                  <svg:desc>Sheet1.D1:Sheet1.D1</svg:desc>
                </draw:g>
              </table:table-cell>
              <table:table-cell office:value-type="string">
                <text:p>Fitness Run 4</text:p>
                <draw:g>
                  <svg:desc>Sheet1.E1:Sheet1.E1</svg:desc>
                </draw:g>
              </table:table-cell>
              <table:table-cell office:value-type="string">
                <text:p>Fitness Run 5</text:p>
                <draw:g>
                  <svg:desc>Sheet1.F1:Sheet1.F1</svg:desc>
                </draw:g>
              </table:table-cell>
              <table:table-cell office:value-type="string">
                <text:p>Fitness Run 6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665.62">
                <text:p>36665.62</text:p>
                <draw:g>
                  <svg:desc>Sheet1.B2:Sheet1.B42</svg:desc>
                </draw:g>
              </table:table-cell>
              <table:table-cell office:value-type="float" office:value="156.61">
                <text:p>156.61</text:p>
                <draw:g>
                  <svg:desc>Sheet1.C2:Sheet1.C42</svg:desc>
                </draw:g>
              </table:table-cell>
              <table:table-cell office:value-type="float" office:value="3425.76">
                <text:p>3425.76</text:p>
                <draw:g>
                  <svg:desc>Sheet1.D2:Sheet1.D42</svg:desc>
                </draw:g>
              </table:table-cell>
              <table:table-cell office:value-type="float" office:value="14632.82">
                <text:p>14632.82</text:p>
                <draw:g>
                  <svg:desc>Sheet1.E2:Sheet1.E42</svg:desc>
                </draw:g>
              </table:table-cell>
              <table:table-cell office:value-type="float" office:value="10214.08">
                <text:p>10214.08</text:p>
                <draw:g>
                  <svg:desc>Sheet1.F2:Sheet1.F42</svg:desc>
                </draw:g>
              </table:table-cell>
              <table:table-cell office:value-type="float" office:value="37892.69">
                <text:p>37892.69</text:p>
                <draw:g>
                  <svg:desc>Sheet1.G2:Sheet1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38.54">
                <text:p>57638.54</text:p>
              </table:table-cell>
              <table:table-cell office:value-type="float" office:value="171.01">
                <text:p>171.01</text:p>
              </table:table-cell>
              <table:table-cell office:value-type="float" office:value="34233.78">
                <text:p>34233.78</text:p>
              </table:table-cell>
              <table:table-cell office:value-type="float" office:value="17150.82">
                <text:p>17150.82</text:p>
              </table:table-cell>
              <table:table-cell office:value-type="float" office:value="68291.08">
                <text:p>68291.08</text:p>
              </table:table-cell>
              <table:table-cell office:value-type="float" office:value="64900.32">
                <text:p>64900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760.1">
                <text:p>57760.1</text:p>
              </table:table-cell>
              <table:table-cell office:value-type="float" office:value="1658.52">
                <text:p>1658.52</text:p>
              </table:table-cell>
              <table:table-cell office:value-type="float" office:value="34239.62">
                <text:p>34239.62</text:p>
              </table:table-cell>
              <table:table-cell office:value-type="float" office:value="17967.42">
                <text:p>17967.42</text:p>
              </table:table-cell>
              <table:table-cell office:value-type="float" office:value="70465.87">
                <text:p>70465.87</text:p>
              </table:table-cell>
              <table:table-cell office:value-type="float" office:value="65645.47">
                <text:p>65645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341.63">
                <text:p>80341.63</text:p>
              </table:table-cell>
              <table:table-cell office:value-type="float" office:value="1818.77">
                <text:p>1818.77</text:p>
              </table:table-cell>
              <table:table-cell office:value-type="float" office:value="35314.25">
                <text:p>35314.25</text:p>
              </table:table-cell>
              <table:table-cell office:value-type="float" office:value="21940.76">
                <text:p>21940.76</text:p>
              </table:table-cell>
              <table:table-cell office:value-type="float" office:value="70895.22">
                <text:p>70895.22</text:p>
              </table:table-cell>
              <table:table-cell office:value-type="float" office:value="69143.14">
                <text:p>69143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499.21">
                <text:p>80499.21</text:p>
              </table:table-cell>
              <table:table-cell office:value-type="float" office:value="2351.13">
                <text:p>2351.13</text:p>
              </table:table-cell>
              <table:table-cell office:value-type="float" office:value="43513.3">
                <text:p>43513.3</text:p>
              </table:table-cell>
              <table:table-cell office:value-type="float" office:value="22698.4">
                <text:p>22698.4</text:p>
              </table:table-cell>
              <table:table-cell office:value-type="float" office:value="87354.08">
                <text:p>87354.08</text:p>
              </table:table-cell>
              <table:table-cell office:value-type="float" office:value="70351.33">
                <text:p>70351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454.88">
                <text:p>108454.88</text:p>
              </table:table-cell>
              <table:table-cell office:value-type="float" office:value="5353.71">
                <text:p>5353.71</text:p>
              </table:table-cell>
              <table:table-cell office:value-type="float" office:value="45104.8">
                <text:p>45104.8</text:p>
              </table:table-cell>
              <table:table-cell office:value-type="float" office:value="23506.19">
                <text:p>23506.19</text:p>
              </table:table-cell>
              <table:table-cell office:value-type="float" office:value="87787.78">
                <text:p>87787.78</text:p>
              </table:table-cell>
              <table:table-cell office:value-type="float" office:value="78225.74">
                <text:p>78225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9237.85">
                <text:p>139237.85</text:p>
              </table:table-cell>
              <table:table-cell office:value-type="float" office:value="43027.43">
                <text:p>43027.43</text:p>
              </table:table-cell>
              <table:table-cell office:value-type="float" office:value="57089.82">
                <text:p>57089.82</text:p>
              </table:table-cell>
              <table:table-cell office:value-type="float" office:value="24649.42">
                <text:p>24649.42</text:p>
              </table:table-cell>
              <table:table-cell office:value-type="float" office:value="88293.92">
                <text:p>88293.92</text:p>
              </table:table-cell>
              <table:table-cell office:value-type="float" office:value="79417.3">
                <text:p>79417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549.49">
                <text:p>142549.49</text:p>
              </table:table-cell>
              <table:table-cell office:value-type="float" office:value="43310.69">
                <text:p>43310.69</text:p>
              </table:table-cell>
              <table:table-cell office:value-type="float" office:value="57970.76">
                <text:p>57970.76</text:p>
              </table:table-cell>
              <table:table-cell office:value-type="float" office:value="24749.12">
                <text:p>24749.12</text:p>
              </table:table-cell>
              <table:table-cell office:value-type="float" office:value="88317.92">
                <text:p>88317.92</text:p>
              </table:table-cell>
              <table:table-cell office:value-type="float" office:value="81378.11">
                <text:p>81378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535.04">
                <text:p>150535.04</text:p>
              </table:table-cell>
              <table:table-cell office:value-type="float" office:value="60840.46">
                <text:p>60840.46</text:p>
              </table:table-cell>
              <table:table-cell office:value-type="float" office:value="60493.81">
                <text:p>60493.81</text:p>
              </table:table-cell>
              <table:table-cell office:value-type="float" office:value="25905.37">
                <text:p>25905.37</text:p>
              </table:table-cell>
              <table:table-cell office:value-type="float" office:value="88447.47">
                <text:p>88447.47</text:p>
              </table:table-cell>
              <table:table-cell office:value-type="float" office:value="82290.1">
                <text:p>8229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647.49">
                <text:p>151647.49</text:p>
              </table:table-cell>
              <table:table-cell office:value-type="float" office:value="67040.17">
                <text:p>67040.17</text:p>
              </table:table-cell>
              <table:table-cell office:value-type="float" office:value="61214.02">
                <text:p>61214.02</text:p>
              </table:table-cell>
              <table:table-cell office:value-type="float" office:value="108637.16">
                <text:p>108637.16</text:p>
              </table:table-cell>
              <table:table-cell office:value-type="float" office:value="100368.76">
                <text:p>100368.76</text:p>
              </table:table-cell>
              <table:table-cell office:value-type="float" office:value="82560.02">
                <text:p>8256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690.45">
                <text:p>158690.45</text:p>
              </table:table-cell>
              <table:table-cell office:value-type="float" office:value="68348.73">
                <text:p>68348.73</text:p>
              </table:table-cell>
              <table:table-cell office:value-type="float" office:value="68174.08">
                <text:p>68174.08</text:p>
              </table:table-cell>
              <table:table-cell office:value-type="float" office:value="112704.79">
                <text:p>112704.79</text:p>
              </table:table-cell>
              <table:table-cell office:value-type="float" office:value="579269.3">
                <text:p>579269.3</text:p>
              </table:table-cell>
              <table:table-cell office:value-type="float" office:value="83625.94">
                <text:p>83625.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957.62">
                <text:p>160957.62</text:p>
              </table:table-cell>
              <table:table-cell office:value-type="float" office:value="76178.57">
                <text:p>76178.57</text:p>
              </table:table-cell>
              <table:table-cell office:value-type="float" office:value="69041.56">
                <text:p>69041.56</text:p>
              </table:table-cell>
              <table:table-cell office:value-type="float" office:value="191599.91">
                <text:p>191599.91</text:p>
              </table:table-cell>
              <table:table-cell office:value-type="float" office:value="594360.84">
                <text:p>594360.84</text:p>
              </table:table-cell>
              <table:table-cell office:value-type="float" office:value="100299.81">
                <text:p>100299.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4463.84">
                <text:p>804463.84</text:p>
              </table:table-cell>
              <table:table-cell office:value-type="float" office:value="77449.55">
                <text:p>77449.55</text:p>
              </table:table-cell>
              <table:table-cell office:value-type="float" office:value="69097.02">
                <text:p>69097.02</text:p>
              </table:table-cell>
              <table:table-cell office:value-type="float" office:value="197232.23">
                <text:p>197232.23</text:p>
              </table:table-cell>
              <table:table-cell office:value-type="float" office:value="596491.3">
                <text:p>596491.3</text:p>
              </table:table-cell>
              <table:table-cell office:value-type="float" office:value="100305.28">
                <text:p>100305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5344.04">
                <text:p>815344.04</text:p>
              </table:table-cell>
              <table:table-cell office:value-type="float" office:value="82130.42">
                <text:p>82130.42</text:p>
              </table:table-cell>
              <table:table-cell office:value-type="float" office:value="69130.61">
                <text:p>69130.61</text:p>
              </table:table-cell>
              <table:table-cell office:value-type="float" office:value="295043.52">
                <text:p>295043.52</text:p>
              </table:table-cell>
              <table:table-cell office:value-type="float" office:value="668809.9">
                <text:p>668809.9</text:p>
              </table:table-cell>
              <table:table-cell office:value-type="float" office:value="338826.35">
                <text:p>338826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5879.06">
                <text:p>815879.06</text:p>
              </table:table-cell>
              <table:table-cell office:value-type="float" office:value="82749.23">
                <text:p>82749.23</text:p>
              </table:table-cell>
              <table:table-cell office:value-type="float" office:value="72400.99">
                <text:p>72400.99</text:p>
              </table:table-cell>
              <table:table-cell office:value-type="float" office:value="297899.76">
                <text:p>297899.76</text:p>
              </table:table-cell>
              <table:table-cell office:value-type="float" office:value="671451.2">
                <text:p>671451.2</text:p>
              </table:table-cell>
              <table:table-cell office:value-type="float" office:value="339117.8">
                <text:p>33911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9054.96">
                <text:p>849054.96</text:p>
              </table:table-cell>
              <table:table-cell office:value-type="float" office:value="82903.92">
                <text:p>82903.92</text:p>
              </table:table-cell>
              <table:table-cell office:value-type="float" office:value="73801.72">
                <text:p>73801.72</text:p>
              </table:table-cell>
              <table:table-cell office:value-type="float" office:value="299180.46">
                <text:p>299180.46</text:p>
              </table:table-cell>
              <table:table-cell office:value-type="float" office:value="783365.25">
                <text:p>783365.25</text:p>
              </table:table-cell>
              <table:table-cell office:value-type="float" office:value="339830.9">
                <text:p>33983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5793.86">
                <text:p>855793.86</text:p>
              </table:table-cell>
              <table:table-cell office:value-type="float" office:value="82985.6">
                <text:p>82985.6</text:p>
              </table:table-cell>
              <table:table-cell office:value-type="float" office:value="76137.97">
                <text:p>76137.97</text:p>
              </table:table-cell>
              <table:table-cell office:value-type="float" office:value="300427.86">
                <text:p>300427.86</text:p>
              </table:table-cell>
              <table:table-cell office:value-type="float" office:value="784694.94">
                <text:p>784694.94</text:p>
              </table:table-cell>
              <table:table-cell office:value-type="float" office:value="340170.89">
                <text:p>340170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4080.13">
                <text:p>864080.13</text:p>
              </table:table-cell>
              <table:table-cell office:value-type="float" office:value="83347.81">
                <text:p>83347.81</text:p>
              </table:table-cell>
              <table:table-cell office:value-type="float" office:value="76959.44">
                <text:p>76959.44</text:p>
              </table:table-cell>
              <table:table-cell office:value-type="float" office:value="301144.89">
                <text:p>301144.89</text:p>
              </table:table-cell>
              <table:table-cell office:value-type="float" office:value="784951.71">
                <text:p>784951.71</text:p>
              </table:table-cell>
              <table:table-cell office:value-type="float" office:value="340634.45">
                <text:p>340634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5719.43">
                <text:p>865719.43</text:p>
              </table:table-cell>
              <table:table-cell office:value-type="float" office:value="83578.6">
                <text:p>83578.6</text:p>
              </table:table-cell>
              <table:table-cell office:value-type="float" office:value="77049.75">
                <text:p>77049.75</text:p>
              </table:table-cell>
              <table:table-cell office:value-type="float" office:value="301350.43">
                <text:p>301350.43</text:p>
              </table:table-cell>
              <table:table-cell office:value-type="float" office:value="784955.38">
                <text:p>784955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7221.73">
                <text:p>867221.73</text:p>
              </table:table-cell>
              <table:table-cell office:value-type="float" office:value="83756.68">
                <text:p>83756.68</text:p>
              </table:table-cell>
              <table:table-cell office:value-type="float" office:value="78163.54">
                <text:p>78163.54</text:p>
              </table:table-cell>
              <table:table-cell office:value-type="float" office:value="301991.28">
                <text:p>301991.28</text:p>
              </table:table-cell>
              <table:table-cell office:value-type="float" office:value="786573.76">
                <text:p>78657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8488.9">
                <text:p>868488.9</text:p>
              </table:table-cell>
              <table:table-cell office:value-type="float" office:value="83933.92">
                <text:p>83933.92</text:p>
              </table:table-cell>
              <table:table-cell office:value-type="float" office:value="87223.32">
                <text:p>87223.32</text:p>
              </table:table-cell>
              <table:table-cell office:value-type="float" office:value="307094.01">
                <text:p>307094.01</text:p>
              </table:table-cell>
              <table:table-cell office:value-type="float" office:value="790813.83">
                <text:p>79081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84186.87">
                <text:p>84186.87</text:p>
              </table:table-cell>
              <table:table-cell office:value-type="float" office:value="87366.47">
                <text:p>87366.47</text:p>
              </table:table-cell>
              <table:table-cell office:value-type="float" office:value="308555.18">
                <text:p>308555.18</text:p>
              </table:table-cell>
              <table:table-cell office:value-type="float" office:value="791371.1">
                <text:p>79137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84231.69">
                <text:p>84231.69</text:p>
              </table:table-cell>
              <table:table-cell office:value-type="float" office:value="88033.69">
                <text:p>88033.69</text:p>
              </table:table-cell>
              <table:table-cell office:value-type="float" office:value="308702.41">
                <text:p>308702.41</text:p>
              </table:table-cell>
              <table:table-cell office:value-type="float" office:value="804061.1">
                <text:p>80406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49.15">
                <text:p>97449.15</text:p>
              </table:table-cell>
              <table:table-cell office:value-type="float" office:value="308754.01">
                <text:p>308754.01</text:p>
              </table:table-cell>
              <table:table-cell office:value-type="float" office:value="807516.65">
                <text:p>807516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42.1">
                <text:p>98342.1</text:p>
              </table:table-cell>
              <table:table-cell office:value-type="float" office:value="324010.11">
                <text:p>324010.11</text:p>
              </table:table-cell>
              <table:table-cell office:value-type="float" office:value="810750.88">
                <text:p>81075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978.2">
                <text:p>169978.2</text:p>
              </table:table-cell>
              <table:table-cell office:value-type="float" office:value="324332.31">
                <text:p>324332.31</text:p>
              </table:table-cell>
              <table:table-cell office:value-type="float" office:value="811268.05">
                <text:p>811268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182.45">
                <text:p>175182.45</text:p>
              </table:table-cell>
              <table:table-cell office:value-type="float" office:value="325006.42">
                <text:p>325006.42</text:p>
              </table:table-cell>
              <table:table-cell office:value-type="float" office:value="811268.61">
                <text:p>811268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710.37">
                <text:p>175710.37</text:p>
              </table:table-cell>
              <table:table-cell office:value-type="float" office:value="326640.25">
                <text:p>326640.25</text:p>
              </table:table-cell>
              <table:table-cell office:value-type="float" office:value="811549.27">
                <text:p>811549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799.42">
                <text:p>175799.42</text:p>
              </table:table-cell>
              <table:table-cell office:value-type="float" office:value="327137.54">
                <text:p>327137.54</text:p>
              </table:table-cell>
              <table:table-cell office:value-type="float" office:value="812996.22">
                <text:p>812996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919.55">
                <text:p>176919.55</text:p>
              </table:table-cell>
              <table:table-cell office:value-type="float" office:value="327254.99">
                <text:p>32725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688.04">
                <text:p>225688.04</text:p>
              </table:table-cell>
              <table:table-cell office:value-type="float" office:value="327534">
                <text:p>32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757.03">
                <text:p>228757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173.29">
                <text:p>23017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600.29">
                <text:p>23060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805.54">
                <text:p>230805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029.33">
                <text:p>232029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280.18">
                <text:p>23928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267.64">
                <text:p>242267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436.17">
                <text:p>244436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436.6">
                <text:p>24443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150.63">
                <text:p>24515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